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draw:stroke="none" svg:stroke-color="#000000" draw:fill="none" draw:fill-color="#ffffff" fo:min-height="1.016cm"/>
    </style:style>
    <style:style style:name="gr9" style:family="graphic" style:parent-style-name="standard">
      <style:graphic-properties draw:stroke="none" draw:fill="solid"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ff9966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stroke="dash" draw:stroke-dash="Fine_20_Dashed_20__28_var_29_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3.429cm" svg:x="1.508cm" svg:y="2.905cm">
          <text:p text:style-name="P1">dispatch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064cm" svg:height="3.429cm" svg:x="9.001cm" svg:y="2.906cm">
          <text:p text:style-name="P1">targ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048cm" svg:height="2.159cm" svg:x="16.494cm" svg:y="2.27cm">
          <text:p text:style-name="P1">dhcp</text:p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048cm" svg:height="2.159cm" svg:x="16.494cm" svg:y="4.81cm">
          <text:p text:style-name="P1">tftp</text:p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651cm" svg:height="0.635cm" draw:transform="rotate (1.5707963267949) translate (9.001cm 5.064cm)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13cm" svg:height="0.635cm" draw:transform="rotate (1.5707963267949) translate (12.43cm 5.826cm)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494cm" svg:y1="3.921cm" svg:x2="13.065cm" svg:y2="3.921cm">
          <text:p/>
        </draw:line>
        <draw:line draw:style-name="gr5" draw:text-style-name="P1" draw:layer="layout" svg:x1="16.494cm" svg:y1="5.572cm" svg:x2="13.065cm" svg:y2="5.572cm">
          <text:p/>
        </draw:line>
        <draw:line draw:style-name="gr6" draw:text-style-name="P1" draw:layer="layout" svg:x1="5.572cm" svg:y1="5.699cm" svg:x2="12.43cm" svg:y2="5.699cm">
          <text:p/>
        </draw:line>
        <draw:line draw:style-name="gr5" draw:text-style-name="P1" draw:layer="layout" svg:x1="5.572cm" svg:y1="3.667cm" svg:x2="9.001cm" svg:y2="3.667cm">
          <text:p/>
        </draw:line>
        <draw:line draw:style-name="gr6" draw:text-style-name="P1" draw:layer="layout" svg:x1="5.572cm" svg:y1="4.683cm" svg:x2="9.001cm" svg:y2="4.683cm">
          <text:p/>
        </draw:line>
        <draw:frame draw:style-name="gr7" draw:text-style-name="P2" draw:layer="layout" svg:width="2.794cm" svg:height="1.199cm" svg:x="6.116cm" svg:y="5.101cm">
          <draw:text-box>
            <text:p text:style-name="P1"><text:span text:style-name="T1">filesystem, test image</text:span></text:p>
          </draw:text-box>
        </draw:frame>
        <draw:frame draw:style-name="gr8" draw:text-style-name="P2" draw:layer="layout" svg:width="2.794cm" svg:height="1.266cm" svg:x="5.953cm" svg:y="2.905cm">
          <draw:text-box>
            <text:p text:style-name="P1"><text:span text:style-name="T1">ipmi</text:span></text:p>
          </draw:text-box>
        </draw:frame>
        <draw:frame draw:style-name="gr8" draw:text-style-name="P2" draw:layer="layout" svg:width="2.794cm" svg:height="1.266cm" svg:x="5.953cm" svg:y="4.052cm">
          <draw:text-box>
            <text:p text:style-name="P1"><text:span text:style-name="T1">sol</text:span></text:p>
          </draw:text-box>
        </draw:frame>
        <draw:frame draw:style-name="gr8" draw:text-style-name="P2" draw:layer="layout" svg:width="2.794cm" svg:height="1.266cm" svg:x="13.537cm" svg:y="3.217cm">
          <draw:text-box>
            <text:p text:style-name="P1"><text:span text:style-name="T1">address</text:span></text:p>
          </draw:text-box>
        </draw:frame>
        <draw:frame draw:style-name="gr7" draw:text-style-name="P2" draw:layer="layout" svg:width="3.556cm" svg:height="1.199cm" svg:x="13.065cm" svg:y="5.008cm">
          <draw:text-box>
            <text:p text:style-name="P1"><text:span text:style-name="T1">master</text:span><text:span text:style-name="T1"><text:line-break/></text:span><text:span text:style-name="T1">kernel, initrd</text:span></text:p>
          </draw:text-box>
        </draw:frame>
      </draw:page>
      <draw:page draw:name="page2" draw:style-name="dp1" draw:master-page-name="Default">
        <draw:custom-shape draw:style-name="gr9" draw:text-style-name="P1" draw:layer="layout" svg:width="15.367cm" svg:height="3.937cm" svg:x="7.985cm" svg:y="15.35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1" draw:layer="layout" svg:width="15.367cm" svg:height="8.509cm" svg:x="7.985cm" svg:y="3.159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0" draw:text-style-name="P1" draw:layer="layout" svg:width="15.367cm" svg:height="3.683cm" svg:x="7.985cm" svg:y="11.66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3" xml:id="id1" draw:id="id1" draw:layer="layout" svg:width="5.207cm" svg:height="1.216cm" svg:x="1.762cm" svg:y="1.381cm"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5.207cm" svg:height="1.093cm" svg:x="1.799cm" svg:y="18.322cm">
          <text:p text:style-name="P1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" draw:id="id2" draw:layer="layout" svg:width="5.207cm" svg:height="2.54cm" svg:x="1.798cm" svg:y="3.413cm">
          <text:p text:style-name="P1"><text:span text:style-name="T2">set pxe boot</text:span><text:span text:style-name="T2"><text:line-break/></text:span><text:span text:style-name="T2">power on</text:span><text:span text:style-name="T2"><text:line-break/></text:span><text:span text:style-name="T2">boot master</text:span><text:span text:style-name="T2"><text:line-break/></text:span><text:span text:style-name="T2">(kernel + initrd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3" xml:id="id3" draw:id="id3" draw:layer="layout" svg:width="5.207cm" svg:height="1.524cm" svg:x="1.799cm" svg:y="6.715cm">
          <text:p text:style-name="P1"><text:span text:style-name="T2">wget image and write</text:span></text:p>
          <text:p text:style-name="P1"><text:span text:style-name="T2">to hard di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4.366cm" svg:y1="2.597cm" svg:x2="4.402cm" svg:y2="3.413cm" draw:start-shape="id1" draw:start-glue-point="8" draw:end-shape="id2" draw:end-glue-point="4" svg:d="m4366 2597v409h36v407" svg:viewBox="0 0 37 817">
          <text:p/>
        </draw:connector>
        <draw:connector draw:style-name="gr5" draw:text-style-name="P1" draw:layer="layout" svg:x1="4.402cm" svg:y1="5.953cm" svg:x2="4.403cm" svg:y2="6.715cm" draw:start-shape="id2" draw:start-glue-point="6" draw:end-shape="id3" draw:end-glue-point="4" svg:d="m4402 5953v382h1v380" svg:viewBox="0 0 2 763">
          <text:p/>
        </draw:connector>
        <draw:custom-shape draw:style-name="gr11" draw:text-style-name="P3" xml:id="id4" draw:id="id4" draw:layer="layout" svg:width="5.207cm" svg:height="1.905cm" svg:x="1.8cm" svg:y="9.001cm">
          <text:p text:style-name="P1"><text:span text:style-name="T2">wget test files and write to hard di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4.403cm" svg:y1="8.239cm" svg:x2="4.404cm" svg:y2="9.001cm" draw:start-shape="id3" draw:start-glue-point="6" draw:end-shape="id4" draw:end-glue-point="4" svg:d="m4403 8239v381h1v381" svg:viewBox="0 0 2 763">
          <text:p/>
        </draw:connector>
        <draw:custom-shape draw:style-name="gr11" draw:text-style-name="P3" xml:id="id5" draw:id="id5" draw:layer="layout" svg:width="5.207cm" svg:height="1.778cm" svg:x="1.801cm" svg:y="11.668cm">
          <text:p text:style-name="P1"><text:span text:style-name="T2">set disk boot</text:span><text:span text:style-name="T2"><text:line-break/></text:span><text:span text:style-name="T2">reset to boot the target ima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3" xml:id="id6" draw:id="id6" draw:layer="layout" svg:width="5.207cm" svg:height="1.27cm" svg:x="1.798cm" svg:y="14.208cm">
          <text:p text:style-name="P1"><text:span text:style-name="T2">run lava_test_sh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xml:id="id7" draw:id="id7" draw:layer="layout" svg:width="5.207cm" svg:height="1.27cm" svg:x="1.798cm" svg:y="16.24cm">
          <text:p text:style-name="P1"><text:span text:style-name="T2">download resul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4.404cm" svg:y1="10.906cm" svg:x2="4.405cm" svg:y2="11.668cm" draw:start-shape="id4" draw:start-glue-point="6" draw:end-shape="id5" draw:end-glue-point="4" svg:d="m4404 10906v381h1v381" svg:viewBox="0 0 2 763">
          <text:p/>
        </draw:connector>
        <draw:connector draw:style-name="gr5" draw:text-style-name="P1" draw:layer="layout" svg:x1="4.405cm" svg:y1="13.446cm" svg:x2="4.402cm" svg:y2="14.208cm" draw:start-shape="id5" draw:start-glue-point="6" draw:end-shape="id6" draw:end-glue-point="4" svg:d="m4405 13446v382h-3v380" svg:viewBox="0 0 4 763">
          <text:p/>
        </draw:connector>
        <draw:connector draw:style-name="gr5" draw:text-style-name="P1" draw:layer="layout" svg:x1="4.402cm" svg:y1="15.478cm" svg:x2="4.402cm" svg:y2="16.24cm" draw:start-shape="id6" draw:start-glue-point="6" draw:end-shape="id7" draw:end-glue-point="4" svg:d="m4402 15478v762" svg:viewBox="0 0 1 763">
          <text:p/>
        </draw:connector>
        <draw:connector draw:style-name="gr5" draw:text-style-name="P1" draw:layer="layout" svg:x1="4.402cm" svg:y1="17.51cm" svg:x2="4.403cm" svg:y2="18.322cm" draw:start-shape="id7" draw:start-glue-point="6" draw:end-shape="id8" draw:end-glue-point="4" svg:d="m4402 17510v406h1v406" svg:viewBox="0 0 2 813">
          <text:p/>
        </draw:connector>
        <draw:frame draw:style-name="gr12" draw:text-style-name="P4" draw:layer="layout" svg:width="5.383cm" svg:height="1.361cm" svg:x="7.996cm" svg:y="3.504cm">
          <draw:text-box>
            <text:p><text:span text:style-name="T2">ipmi bootdev pxe</text:span></text:p>
            <text:p><text:span text:style-name="T2">ipmi chassis power on</text:span></text:p>
          </draw:text-box>
        </draw:frame>
        <draw:frame draw:style-name="gr13" draw:text-style-name="P4" draw:layer="layout" svg:width="7.191cm" svg:height="0.806cm" svg:x="16.113cm" svg:y="6.715cm">
          <draw:text-box>
            <text:p><text:span text:style-name="T2">wget lava.img | dd of=/dev/sda</text:span></text:p>
          </draw:text-box>
        </draw:frame>
        <draw:frame draw:style-name="gr12" draw:text-style-name="P4" draw:layer="layout" svg:width="5.425cm" svg:height="0.806cm" svg:x="8.112cm" svg:y="6.715cm">
          <draw:text-box>
            <text:p><text:span text:style-name="T2">serve lava.img via http</text:span></text:p>
          </draw:text-box>
        </draw:frame>
        <draw:frame draw:style-name="gr12" draw:text-style-name="P4" draw:layer="layout" svg:width="5.485cm" svg:height="3.026cm" svg:x="16.089cm" svg:y="8.366cm">
          <draw:text-box>
            <text:p><text:span text:style-name="T2">mount /dev/rootfs /mnt</text:span><text:span text:style-name="T2"><text:line-break/></text:span><text:span text:style-name="T2">tar czf /tmp/fs.tgz /lava</text:span></text:p>
            <text:p><text:span text:style-name="T2">busybox httpd</text:span></text:p>
            <text:p><text:span text:style-name="T2"/></text:p>
            <text:p><text:span text:style-name="T2">wget fs_new.tgz</text:span></text:p>
          </draw:text-box>
        </draw:frame>
        <draw:frame draw:style-name="gr12" draw:text-style-name="P4" draw:layer="layout" svg:width="5.383cm" svg:height="1.361cm" svg:x="7.997cm" svg:y="3.505cm">
          <draw:text-box>
            <text:p><text:span text:style-name="T2">ipmi bootdev pxe</text:span></text:p>
            <text:p><text:span text:style-name="T2">ipmi chassis power on</text:span></text:p>
          </draw:text-box>
        </draw:frame>
        <draw:frame draw:style-name="gr12" draw:text-style-name="P4" draw:layer="layout" svg:width="4.917cm" svg:height="1.916cm" svg:x="7.937cm" svg:y="9.509cm">
          <draw:text-box>
            <text:p><text:span text:style-name="T2">wget fs.gz</text:span></text:p>
            <text:p><text:span text:style-name="T2">create fs_new.tar.gz</text:span></text:p>
            <text:p><text:span text:style-name="T2">serve file via http</text:span></text:p>
          </draw:text-box>
        </draw:frame>
        <draw:line draw:style-name="gr5" draw:text-style-name="P1" draw:layer="layout" svg:x1="14.565cm" svg:y1="11.044cm" svg:x2="16.089cm" svg:y2="11.044cm">
          <text:p/>
        </draw:line>
        <draw:line draw:style-name="gr5" draw:text-style-name="P1" draw:layer="layout" svg:x1="16.089cm" svg:y1="9.901cm" svg:x2="14.565cm" svg:y2="9.901cm">
          <text:p/>
        </draw:line>
        <draw:line draw:style-name="gr5" draw:text-style-name="P1" draw:layer="layout" svg:x1="14.589cm" svg:y1="7.096cm" svg:x2="16.113cm" svg:y2="7.096cm">
          <text:p/>
        </draw:line>
        <draw:frame draw:style-name="gr12" draw:text-style-name="P4" draw:layer="layout" svg:width="5.938cm" svg:height="1.361cm" svg:x="7.998cm" svg:y="11.831cm">
          <draw:text-box>
            <text:p><text:span text:style-name="T2">ipmi bootdev disk</text:span></text:p>
            <text:p><text:span text:style-name="T2">ipmi chassis power reset</text:span></text:p>
          </draw:text-box>
        </draw:frame>
        <draw:frame draw:style-name="gr13" draw:text-style-name="P4" draw:layer="layout" svg:width="3.741cm" svg:height="0.806cm" svg:x="16.114cm" svg:y="14.418cm">
          <draw:text-box>
            <text:p><text:span text:style-name="T2">run test scripts</text:span></text:p>
          </draw:text-box>
        </draw:frame>
        <draw:frame draw:style-name="gr12" draw:text-style-name="P4" draw:layer="layout" svg:width="5.938cm" svg:height="2.471cm" svg:x="7.998cm" svg:y="15.768cm">
          <draw:text-box>
            <text:p><text:span text:style-name="T2">ipmi bootdev pxe</text:span></text:p>
            <text:p><text:span text:style-name="T2">ipmi chassis power reset</text:span></text:p>
            <text:p><text:span text:style-name="T2">wget fs.tgz</text:span></text:p>
            <text:p><text:span text:style-name="T2">process results</text:span></text:p>
          </draw:text-box>
        </draw:frame>
        <draw:frame draw:style-name="gr12" draw:text-style-name="P4" draw:layer="layout" svg:width="5.485cm" svg:height="1.916cm" svg:x="16.113cm" svg:y="15.881cm">
          <draw:text-box>
            <text:p><text:span text:style-name="T2">mount /dev/rootfs /mnt</text:span><text:span text:style-name="T2"><text:line-break/></text:span><text:span text:style-name="T2">tar czf /tmp/fs.tgz /lava</text:span></text:p>
            <text:p><text:span text:style-name="T2">busybox httpd</text:span></text:p>
          </draw:text-box>
        </draw:frame>
        <draw:line draw:style-name="gr5" draw:text-style-name="P1" draw:layer="layout" svg:x1="16.113cm" svg:y1="17.383cm" svg:x2="14.589cm" svg:y2="17.383cm">
          <text:p/>
        </draw:line>
        <draw:line draw:style-name="gr14" draw:text-style-name="P1" draw:layer="layout" svg:x1="7.985cm" svg:y1="3.159cm" svg:x2="23.225cm" svg:y2="3.159cm">
          <text:p/>
        </draw:line>
        <draw:line draw:style-name="gr15" draw:text-style-name="P1" draw:layer="layout" svg:x1="15.351cm" svg:y1="1.254cm" svg:x2="15.351cm" svg:y2="19.161cm">
          <text:p/>
        </draw:line>
        <draw:frame draw:style-name="gr16" draw:text-style-name="P1" draw:layer="layout" svg:width="3.804cm" svg:height="0.962cm" svg:x="9.896cm" svg:y="2.143cm">
          <draw:text-box>
            <text:p text:style-name="P5">dispatcher</text:p>
          </draw:text-box>
        </draw:frame>
        <draw:frame draw:style-name="gr16" draw:text-style-name="P1" draw:layer="layout" svg:width="3.804cm" svg:height="0.962cm" svg:x="17.891cm" svg:y="2.143cm">
          <draw:text-box>
            <text:p text:style-name="P5">targ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unifont" style:font-family-generic-asian="system" style:font-pitch-asian="variable" style:font-size-asian="18pt" style:font-family-complex="unifont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6T14:03:56</meta:creation-date>
    <dc:date>2013-04-16T15:14:01</dc:date>
    <meta:editing-duration>PT12M57S</meta:editing-duration>
    <meta:editing-cycles>2</meta:editing-cycles>
    <meta:generator>LibreOffice/4.0.2.2$Linux_X86_64 LibreOffice_project/400m0$Build-2</meta:generator>
    <meta:document-statistic meta:object-count="52"/>
  </office:meta>
</office:document-meta>
</file>